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58mm"/>
    </style:style>
    <style:style style:name="co7" style:family="table-column">
      <style:table-column-properties fo:break-before="auto" style:column-width="62.35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72.43mm"/>
    </style:style>
    <style:style style:name="co10" style:family="table-column">
      <style:table-column-properties fo:break-before="auto" style:column-width="31.31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5.19mm"/>
    </style:style>
    <style:style style:name="co14" style:family="table-column">
      <style:table-column-properties fo:break-before="auto" style:column-width="42.76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7.19mm"/>
    </style:style>
    <style:style style:name="co17" style:family="table-column">
      <style:table-column-properties fo:break-before="auto" style:column-width="60.45mm"/>
    </style:style>
    <style:style style:name="co18" style:family="table-column">
      <style:table-column-properties fo:break-before="auto" style:column-width="37.85mm"/>
    </style:style>
    <style:style style:name="co19" style:family="table-column">
      <style:table-column-properties fo:break-before="auto" style:column-width="37.02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Klastrowanie wszystkiego po odfiltrowaniu</text:p>
          </table:table-cell>
          <table:table-cell table:number-columns-repeated="22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hars_number</text:p>
          </table:table-cell>
          <table:table-cell office:value-type="string" calcext:value-type="string">
            <text:p>words_number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subjectivity</text:p>
          </table:table-cell>
          <table:table-cell office:value-type="string" calcext:value-type="string">
            <text:p>max_serie_size</text:p>
          </table:table-cell>
          <table:table-cell office:value-type="string" calcext:value-type="string">
            <text:p>urls_number</text:p>
          </table:table-cell>
          <table:table-cell office:value-type="string" calcext:value-type="string">
            <text:p>hashtags_count</text:p>
          </table:table-cell>
          <table:table-cell office:value-type="string" calcext:value-type="string">
            <text:p>user_mentions_count</text:p>
          </table:table-cell>
          <table:table-cell office:value-type="string" calcext:value-type="string">
            <text:p>favorite_count</text:p>
          </table:table-cell>
          <table:table-cell office:value-type="string" calcext:value-type="string">
            <text:p>tweet_client_category</text:p>
          </table:table-cell>
          <table:table-cell office:value-type="string" calcext:value-type="string">
            <text:p>follower_count</text:p>
          </table:table-cell>
          <table:table-cell office:value-type="string" calcext:value-type="string">
            <text:p>following_count</text:p>
          </table:table-cell>
          <table:table-cell office:value-type="string" calcext:value-type="string">
            <text:p>ratio_follower_following</text:p>
          </table:table-cell>
          <table:table-cell office:value-type="string" calcext:value-type="string">
            <text:p>retweeted_user_ratio_follower_following</text:p>
          </table:table-cell>
          <table:table-cell office:value-type="string" calcext:value-type="string">
            <text:p>retweet_maximal_clique_in_size</text:p>
          </table:table-cell>
          <table:table-cell office:value-type="string" calcext:value-type="string">
            <text:p>retweet_maximal_cliques_in_number</text:p>
          </table:table-cell>
          <table:table-cell office:value-type="string" calcext:value-type="string">
            <text:p>top_n_series_avg</text:p>
          </table:table-cell>
          <table:table-cell office:value-type="string" calcext:value-type="string">
            <text:p>max_tweets_number_in_time_window</text:p>
          </table:table-cell>
          <table:table-cell office:value-type="string" calcext:value-type="string">
            <text:p>avg_similarity</text:p>
          </table:table-cell>
          <table:table-cell office:value-type="string" calcext:value-type="string">
            <text:p>num_of_similar_messages</text:p>
          </table:table-cell>
          <table:table-cell office:value-type="string" calcext:value-type="string">
            <text:p>favorite_client_category</text:p>
          </table:table-cell>
          <table:table-cell office:value-type="string" calcext:value-type="string">
            <text:p>url_portal_category</text:p>
          </table:table-cell>
          <table:table-cell office:value-type="string" calcext:value-type="string">
            <text:p>emotion_nr_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.96887" calcext:value-type="float">
            <text:p>98,96887</text:p>
          </table:table-cell>
          <table:table-cell office:value-type="float" office:value="18.007961" calcext:value-type="float">
            <text:p>18,007961</text:p>
          </table:table-cell>
          <table:table-cell office:value-type="float" office:value="0.374783" calcext:value-type="float">
            <text:p>0,374783</text:p>
          </table:table-cell>
          <table:table-cell office:value-type="float" office:value="0.455712" calcext:value-type="float">
            <text:p>0,455712</text:p>
          </table:table-cell>
          <table:table-cell office:value-type="float" office:value="12.358485" calcext:value-type="float">
            <text:p>12,358485</text:p>
          </table:table-cell>
          <table:table-cell office:value-type="float" office:value="0.093522" calcext:value-type="float">
            <text:p>0,093522</text:p>
          </table:table-cell>
          <table:table-cell office:value-type="float" office:value="0.310034" calcext:value-type="float">
            <text:p>0,310034</text:p>
          </table:table-cell>
          <table:table-cell office:value-type="float" office:value="1.199745" calcext:value-type="float">
            <text:p>1,199745</text:p>
          </table:table-cell>
          <table:table-cell office:value-type="float" office:value="0" calcext:value-type="float">
            <text:p>0</text:p>
          </table:table-cell>
          <table:table-cell office:value-type="float" office:value="0.218413" calcext:value-type="float">
            <text:p>0,218413</text:p>
          </table:table-cell>
          <table:table-cell office:value-type="float" office:value="4005.890612" calcext:value-type="float">
            <text:p>4005,890612</text:p>
          </table:table-cell>
          <table:table-cell office:value-type="float" office:value="2795.896116" calcext:value-type="float">
            <text:p>2795,896116</text:p>
          </table:table-cell>
          <table:table-cell office:value-type="float" office:value="23.403883" calcext:value-type="float">
            <text:p>23,403883</text:p>
          </table:table-cell>
          <table:table-cell office:value-type="float" office:value="1514459.993437" calcext:value-type="float">
            <text:p>1514459,993437</text:p>
          </table:table-cell>
          <table:table-cell office:value-type="float" office:value="2.568513" calcext:value-type="float">
            <text:p>2,568513</text:p>
          </table:table-cell>
          <table:table-cell office:value-type="float" office:value="17.378408" calcext:value-type="float">
            <text:p>17,378408</text:p>
          </table:table-cell>
          <table:table-cell office:value-type="float" office:value="7.939547" calcext:value-type="float">
            <text:p>7,939547</text:p>
          </table:table-cell>
          <table:table-cell office:value-type="float" office:value="7.280186" calcext:value-type="float">
            <text:p>7,280186</text:p>
          </table:table-cell>
          <table:table-cell office:value-type="float" office:value="0.499547" calcext:value-type="float">
            <text:p>0,499547</text:p>
          </table:table-cell>
          <table:table-cell office:value-type="float" office:value="0.030762" calcext:value-type="float">
            <text:p>0,030762</text:p>
          </table:table-cell>
          <table:table-cell office:value-type="float" office:value="3.204687" calcext:value-type="float">
            <text:p>3,204687</text:p>
          </table:table-cell>
          <table:table-cell office:value-type="float" office:value="3.096892" calcext:value-type="float">
            <text:p>3,096892</text:p>
          </table:table-cell>
          <table:table-cell office:value-type="float" office:value="34.352467" calcext:value-type="float">
            <text:p>34,3524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6.806039" calcext:value-type="float">
            <text:p>86,806039</text:p>
          </table:table-cell>
          <table:table-cell office:value-type="float" office:value="15.494512" calcext:value-type="float">
            <text:p>15,494512</text:p>
          </table:table-cell>
          <table:table-cell office:value-type="float" office:value="0.194004" calcext:value-type="float">
            <text:p>0,194004</text:p>
          </table:table-cell>
          <table:table-cell office:value-type="float" office:value="0.335277" calcext:value-type="float">
            <text:p>0,335277</text:p>
          </table:table-cell>
          <table:table-cell office:value-type="float" office:value="16.495476" calcext:value-type="float">
            <text:p>16,495476</text:p>
          </table:table-cell>
          <table:table-cell office:value-type="float" office:value="0.454612" calcext:value-type="float">
            <text:p>0,454612</text:p>
          </table:table-cell>
          <table:table-cell office:value-type="float" office:value="0.353333" calcext:value-type="float">
            <text:p>0,353333</text:p>
          </table:table-cell>
          <table:table-cell office:value-type="float" office:value="1.024695" calcext:value-type="float">
            <text:p>1,024695</text:p>
          </table:table-cell>
          <table:table-cell office:value-type="float" office:value="0.956671" calcext:value-type="float">
            <text:p>0,956671</text:p>
          </table:table-cell>
          <table:table-cell office:value-type="float" office:value="0.546325" calcext:value-type="float">
            <text:p>0,546325</text:p>
          </table:table-cell>
          <table:table-cell office:value-type="float" office:value="10465.144705" calcext:value-type="float">
            <text:p>10465,144705</text:p>
          </table:table-cell>
          <table:table-cell office:value-type="float" office:value="3538.59141" calcext:value-type="float">
            <text:p>3538,59141</text:p>
          </table:table-cell>
          <table:table-cell office:value-type="float" office:value="54.223971" calcext:value-type="float">
            <text:p>54,223971</text:p>
          </table:table-cell>
          <table:table-cell office:value-type="float" office:value="5120.097782" calcext:value-type="float">
            <text:p>5120,097782</text:p>
          </table:table-cell>
          <table:table-cell office:value-type="float" office:value="2.475273" calcext:value-type="float">
            <text:p>2,475273</text:p>
          </table:table-cell>
          <table:table-cell office:value-type="float" office:value="25.75024" calcext:value-type="float">
            <text:p>25,75024</text:p>
          </table:table-cell>
          <table:table-cell office:value-type="float" office:value="11.267677" calcext:value-type="float">
            <text:p>11,267677</text:p>
          </table:table-cell>
          <table:table-cell office:value-type="float" office:value="5.993971" calcext:value-type="float">
            <text:p>5,993971</text:p>
          </table:table-cell>
          <table:table-cell office:value-type="float" office:value="0.533095" calcext:value-type="float">
            <text:p>0,533095</text:p>
          </table:table-cell>
          <table:table-cell office:value-type="float" office:value="1.16987" calcext:value-type="float">
            <text:p>1,16987</text:p>
          </table:table-cell>
          <table:table-cell office:value-type="float" office:value="3.493666" calcext:value-type="float">
            <text:p>3,493666</text:p>
          </table:table-cell>
          <table:table-cell office:value-type="float" office:value="3.698934" calcext:value-type="float">
            <text:p>3,698934</text:p>
          </table:table-cell>
          <table:table-cell office:value-type="float" office:value="32.940016" calcext:value-type="float">
            <text:p>32,9400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6.601563" calcext:value-type="float">
            <text:p>86,601563</text:p>
          </table:table-cell>
          <table:table-cell office:value-type="float" office:value="15.447266" calcext:value-type="float">
            <text:p>15,447266</text:p>
          </table:table-cell>
          <table:table-cell office:value-type="float" office:value="0.281619" calcext:value-type="float">
            <text:p>0,281619</text:p>
          </table:table-cell>
          <table:table-cell office:value-type="float" office:value="0.321578" calcext:value-type="float">
            <text:p>0,321578</text:p>
          </table:table-cell>
          <table:table-cell office:value-type="float" office:value="12.000977" calcext:value-type="float">
            <text:p>12,000977</text:p>
          </table:table-cell>
          <table:table-cell office:value-type="float" office:value="0.68457" calcext:value-type="float">
            <text:p>0,68457</text:p>
          </table:table-cell>
          <table:table-cell office:value-type="float" office:value="0.164063" calcext:value-type="float">
            <text:p>0,164063</text:p>
          </table:table-cell>
          <table:table-cell office:value-type="float" office:value="0.365234" calcext:value-type="float">
            <text:p>0,365234</text:p>
          </table:table-cell>
          <table:table-cell office:value-type="float" office:value="5590.416992" calcext:value-type="float">
            <text:p>5590,416992</text:p>
          </table:table-cell>
          <table:table-cell office:value-type="float" office:value="2.000977" calcext:value-type="float">
            <text:p>2,000977</text:p>
          </table:table-cell>
          <table:table-cell office:value-type="float" office:value="38461910.246093" calcext:value-type="float">
            <text:p>38461910,246093</text:p>
          </table:table-cell>
          <table:table-cell office:value-type="float" office:value="738.416992" calcext:value-type="float">
            <text:p>738,416992</text:p>
          </table:table-cell>
          <table:table-cell office:value-type="float" office:value="318097.132508" calcext:value-type="float">
            <text:p>318097,132508</text:p>
          </table:table-cell>
          <table:table-cell office:value-type="float" office:value="21216.27988" calcext:value-type="float">
            <text:p>21216,27988</text:p>
          </table:table-cell>
          <table:table-cell office:value-type="float" office:value="6.804688" calcext:value-type="float">
            <text:p>6,804688</text:p>
          </table:table-cell>
          <table:table-cell office:value-type="float" office:value="16794.46582" calcext:value-type="float">
            <text:p>16794,46582</text:p>
          </table:table-cell>
          <table:table-cell office:value-type="float" office:value="9.404102" calcext:value-type="float">
            <text:p>9,404102</text:p>
          </table:table-cell>
          <table:table-cell office:value-type="float" office:value="3.530273" calcext:value-type="float">
            <text:p>3,530273</text:p>
          </table:table-cell>
          <table:table-cell office:value-type="float" office:value="0.577577" calcext:value-type="float">
            <text:p>0,577577</text:p>
          </table:table-cell>
          <table:table-cell office:value-type="float" office:value="0.341797" calcext:value-type="float">
            <text:p>0,341797</text:p>
          </table:table-cell>
          <table:table-cell office:value-type="float" office:value="5.101562" calcext:value-type="float">
            <text:p>5,101562</text:p>
          </table:table-cell>
          <table:table-cell office:value-type="float" office:value="3.233398" calcext:value-type="float">
            <text:p>3,233398</text:p>
          </table:table-cell>
          <table:table-cell office:value-type="float" office:value="33.414062" calcext:value-type="float">
            <text:p>33,4140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.192073" calcext:value-type="float">
            <text:p>98,192073</text:p>
          </table:table-cell>
          <table:table-cell office:value-type="float" office:value="17.963344" calcext:value-type="float">
            <text:p>17,963344</text:p>
          </table:table-cell>
          <table:table-cell office:value-type="float" office:value="-0.016443" calcext:value-type="float">
            <text:p>-0,016443</text:p>
          </table:table-cell>
          <table:table-cell office:value-type="float" office:value="0.381018" calcext:value-type="float">
            <text:p>0,381018</text:p>
          </table:table-cell>
          <table:table-cell office:value-type="float" office:value="3.022053" calcext:value-type="float">
            <text:p>3,022053</text:p>
          </table:table-cell>
          <table:table-cell office:value-type="float" office:value="0.161973" calcext:value-type="float">
            <text:p>0,161973</text:p>
          </table:table-cell>
          <table:table-cell office:value-type="float" office:value="0.113992" calcext:value-type="float">
            <text:p>0,113992</text:p>
          </table:table-cell>
          <table:table-cell office:value-type="float" office:value="1.184324" calcext:value-type="float">
            <text:p>1,184324</text:p>
          </table:table-cell>
          <table:table-cell office:value-type="float" office:value="-0" calcext:value-type="float">
            <text:p>0</text:p>
          </table:table-cell>
          <table:table-cell office:value-type="float" office:value="0.243928" calcext:value-type="float">
            <text:p>0,243928</text:p>
          </table:table-cell>
          <table:table-cell office:value-type="float" office:value="3767.974221" calcext:value-type="float">
            <text:p>3767,974221</text:p>
          </table:table-cell>
          <table:table-cell office:value-type="float" office:value="1287.723886" calcext:value-type="float">
            <text:p>1287,723886</text:p>
          </table:table-cell>
          <table:table-cell office:value-type="float" office:value="24.791696" calcext:value-type="float">
            <text:p>24,791696</text:p>
          </table:table-cell>
          <table:table-cell office:value-type="float" office:value="10952130.808895" calcext:value-type="float">
            <text:p>10952130,808895</text:p>
          </table:table-cell>
          <table:table-cell office:value-type="float" office:value="1.249739" calcext:value-type="float">
            <text:p>1,249739</text:p>
          </table:table-cell>
          <table:table-cell office:value-type="float" office:value="1.440918" calcext:value-type="float">
            <text:p>1,440918</text:p>
          </table:table-cell>
          <table:table-cell office:value-type="float" office:value="2.272992" calcext:value-type="float">
            <text:p>2,272992</text:p>
          </table:table-cell>
          <table:table-cell office:value-type="float" office:value="1.871405" calcext:value-type="float">
            <text:p>1,871405</text:p>
          </table:table-cell>
          <table:table-cell office:value-type="float" office:value="0.312747" calcext:value-type="float">
            <text:p>0,312747</text:p>
          </table:table-cell>
          <table:table-cell office:value-type="float" office:value="0.003129" calcext:value-type="float">
            <text:p>0,003129</text:p>
          </table:table-cell>
          <table:table-cell office:value-type="float" office:value="3.203844" calcext:value-type="float">
            <text:p>3,203844</text:p>
          </table:table-cell>
          <table:table-cell office:value-type="float" office:value="3.159589" calcext:value-type="float">
            <text:p>3,159589</text:p>
          </table:table-cell>
          <table:table-cell office:value-type="float" office:value="27.290121" calcext:value-type="float">
            <text:p>27,290121</text:p>
          </table:table-cell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table:style-name="ce1"/>
          <table:table-cell table:number-columns-repeated="23"/>
        </table:table-row>
        <table:table-row table:style-name="ro1">
          <table:table-cell/>
          <table:table-cell table:style-name="ce1"/>
          <table:table-cell office:value-type="string" calcext:value-type="string">
            <text:p>Nr klastra</text:p>
          </table:table-cell>
          <table:table-cell office:value-type="string" calcext:value-type="string">
            <text:p>Udział, %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0</text:p>
          </table:table-cell>
          <table:table-cell office:value-type="float" office:value="7.71" calcext:value-type="float">
            <text:p>7,71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1</text:p>
          </table:table-cell>
          <table:table-cell office:value-type="float" office:value="92.22" calcext:value-type="float">
            <text:p>92,22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2</text:p>
          </table:table-cell>
          <table:table-cell office:value-type="float" office:value="0.01" calcext:value-type="float">
            <text:p>0,0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3</text:p>
          </table:table-cell>
          <table:table-cell office:value-type="float" office:value="0.06" calcext:value-type="float">
            <text:p>0,06</text:p>
          </table:table-cell>
          <table:table-cell table:number-columns-repeated="6"/>
          <table:table-cell office:value-type="string" calcext:value-type="string" table:number-columns-spanned="4" table:number-rows-spanned="1">
            <text:p>Numer klastra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e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znaków</text:p>
          </table:table-cell>
          <table:table-cell table:style-name="ce4" office:value-type="float" office:value="98.96887" calcext:value-type="float">
            <text:p>98,97</text:p>
          </table:table-cell>
          <table:table-cell table:style-name="ce4" office:value-type="float" office:value="86.806039" calcext:value-type="float">
            <text:p>86,81</text:p>
          </table:table-cell>
          <table:table-cell table:style-name="ce4" office:value-type="float" office:value="86.601563" calcext:value-type="float">
            <text:p>86,60</text:p>
          </table:table-cell>
          <table:table-cell table:style-name="ce4" office:value-type="float" office:value="98.192073" calcext:value-type="float">
            <text:p>98,19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słów</text:p>
          </table:table-cell>
          <table:table-cell table:style-name="ce4" office:value-type="float" office:value="18.007961" calcext:value-type="float">
            <text:p>18,01</text:p>
          </table:table-cell>
          <table:table-cell table:style-name="ce4" office:value-type="float" office:value="15.494512" calcext:value-type="float">
            <text:p>15,49</text:p>
          </table:table-cell>
          <table:table-cell table:style-name="ce4" office:value-type="float" office:value="15.447266" calcext:value-type="float">
            <text:p>15,45</text:p>
          </table:table-cell>
          <table:table-cell table:style-name="ce4" office:value-type="float" office:value="17.963344" calcext:value-type="float">
            <text:p>17,9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entyment</text:p>
          </table:table-cell>
          <table:table-cell table:style-name="ce4" office:value-type="float" office:value="0.374783" calcext:value-type="float">
            <text:p>0,37</text:p>
          </table:table-cell>
          <table:table-cell table:style-name="ce4" office:value-type="float" office:value="0.194004" calcext:value-type="float">
            <text:p>0,19</text:p>
          </table:table-cell>
          <table:table-cell table:style-name="ce4" office:value-type="float" office:value="0.281619" calcext:value-type="float">
            <text:p>0,28</text:p>
          </table:table-cell>
          <table:table-cell table:style-name="ce4" office:value-type="float" office:value="-0.016443" calcext:value-type="float">
            <text:p>-0,0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ubiektywność</text:p>
          </table:table-cell>
          <table:table-cell table:style-name="ce4" office:value-type="float" office:value="0.455712" calcext:value-type="float">
            <text:p>0,46</text:p>
          </table:table-cell>
          <table:table-cell table:style-name="ce4" office:value-type="float" office:value="0.335277" calcext:value-type="float">
            <text:p>0,34</text:p>
          </table:table-cell>
          <table:table-cell table:style-name="ce4" office:value-type="float" office:value="0.321578" calcext:value-type="float">
            <text:p>0,32</text:p>
          </table:table-cell>
          <table:table-cell table:style-name="ce4" office:value-type="float" office:value="0.381018" calcext:value-type="float">
            <text:p>0,3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aks. Długość serii wiadomości</text:p>
          </table:table-cell>
          <table:table-cell table:style-name="ce4" office:value-type="float" office:value="12.358485" calcext:value-type="float">
            <text:p>12,36</text:p>
          </table:table-cell>
          <table:table-cell table:style-name="ce4" office:value-type="float" office:value="16.495476" calcext:value-type="float">
            <text:p>16,50</text:p>
          </table:table-cell>
          <table:table-cell table:style-name="ce4" office:value-type="float" office:value="12.000977" calcext:value-type="float">
            <text:p>12,00</text:p>
          </table:table-cell>
          <table:table-cell table:style-name="ce4" office:value-type="float" office:value="3.022053" calcext:value-type="float">
            <text:p>3,0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linków</text:p>
          </table:table-cell>
          <table:table-cell table:style-name="ce4" office:value-type="float" office:value="0.093522" calcext:value-type="float">
            <text:p>0,09</text:p>
          </table:table-cell>
          <table:table-cell table:style-name="ce4" office:value-type="float" office:value="0.454612" calcext:value-type="float">
            <text:p>0,45</text:p>
          </table:table-cell>
          <table:table-cell table:style-name="ce4" office:value-type="float" office:value="0.68457" calcext:value-type="float">
            <text:p>0,68</text:p>
          </table:table-cell>
          <table:table-cell table:style-name="ce4" office:value-type="float" office:value="0.161973" calcext:value-type="float">
            <text:p>0,1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hasztagów</text:p>
          </table:table-cell>
          <table:table-cell table:style-name="ce4" office:value-type="float" office:value="0.310034" calcext:value-type="float">
            <text:p>0,31</text:p>
          </table:table-cell>
          <table:table-cell table:style-name="ce4" office:value-type="float" office:value="0.353333" calcext:value-type="float">
            <text:p>0,35</text:p>
          </table:table-cell>
          <table:table-cell table:style-name="ce4" office:value-type="float" office:value="0.164063" calcext:value-type="float">
            <text:p>0,16</text:p>
          </table:table-cell>
          <table:table-cell table:style-name="ce4" office:value-type="float" office:value="0.113992" calcext:value-type="float">
            <text:p>0,1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odniesień do użytkowników</text:p>
          </table:table-cell>
          <table:table-cell table:style-name="ce4" office:value-type="float" office:value="1.199745" calcext:value-type="float">
            <text:p>1,20</text:p>
          </table:table-cell>
          <table:table-cell table:style-name="ce4" office:value-type="float" office:value="1.024695" calcext:value-type="float">
            <text:p>1,02</text:p>
          </table:table-cell>
          <table:table-cell table:style-name="ce4" office:value-type="float" office:value="0.365234" calcext:value-type="float">
            <text:p>0,37</text:p>
          </table:table-cell>
          <table:table-cell table:style-name="ce4" office:value-type="float" office:value="1.184324" calcext:value-type="float">
            <text:p>1,1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polubień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0.956671" calcext:value-type="float">
            <text:p>0,96</text:p>
          </table:table-cell>
          <table:table-cell table:style-name="ce4" office:value-type="float" office:value="5590.416992" calcext:value-type="float">
            <text:p>5590,42</text:p>
          </table:table-cell>
          <table:table-cell table:style-name="ce4" office:value-type="float" office:value="-0" calcext:value-type="float">
            <text:p>0,00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kategoria źródła publikacji</text:p>
          </table:table-cell>
          <table:table-cell table:style-name="ce4" office:value-type="float" office:value="0.218413" calcext:value-type="float">
            <text:p>0,22</text:p>
          </table:table-cell>
          <table:table-cell table:style-name="ce4" office:value-type="float" office:value="0.546325" calcext:value-type="float">
            <text:p>0,55</text:p>
          </table:table-cell>
          <table:table-cell table:style-name="ce4" office:value-type="float" office:value="2.000977" calcext:value-type="float">
            <text:p>2,00</text:p>
          </table:table-cell>
          <table:table-cell table:style-name="ce4" office:value-type="float" office:value="0.243928" calcext:value-type="float">
            <text:p>0,2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obserwujących</text:p>
          </table:table-cell>
          <table:table-cell table:style-name="ce4" office:value-type="float" office:value="4005.890612" calcext:value-type="float">
            <text:p>4005,89</text:p>
          </table:table-cell>
          <table:table-cell table:style-name="ce4" office:value-type="float" office:value="10465.144705" calcext:value-type="float">
            <text:p>10465,14</text:p>
          </table:table-cell>
          <table:table-cell table:style-name="ce4" office:value-type="float" office:value="38461910.246093" calcext:value-type="float">
            <text:p>38461910,25</text:p>
          </table:table-cell>
          <table:table-cell table:style-name="ce4" office:value-type="float" office:value="3767.974221" calcext:value-type="float">
            <text:p>3767,9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liczba obserwowanych</text:p>
          </table:table-cell>
          <table:table-cell table:style-name="ce4" office:value-type="float" office:value="2795.896116" calcext:value-type="float">
            <text:p>2795,90</text:p>
          </table:table-cell>
          <table:table-cell table:style-name="ce4" office:value-type="float" office:value="3538.59141" calcext:value-type="float">
            <text:p>3538,59</text:p>
          </table:table-cell>
          <table:table-cell table:style-name="ce4" office:value-type="float" office:value="738.416992" calcext:value-type="float">
            <text:p>738,42</text:p>
          </table:table-cell>
          <table:table-cell table:style-name="ce4" office:value-type="float" office:value="1287.723886" calcext:value-type="float">
            <text:p>1287,72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tosunek obserwujących i obserwowanych</text:p>
          </table:table-cell>
          <table:table-cell table:style-name="ce4" office:value-type="float" office:value="23.403883" calcext:value-type="float">
            <text:p>23,40</text:p>
          </table:table-cell>
          <table:table-cell table:style-name="ce4" office:value-type="float" office:value="54.223971" calcext:value-type="float">
            <text:p>54,22</text:p>
          </table:table-cell>
          <table:table-cell table:style-name="ce4" office:value-type="float" office:value="318097.132508" calcext:value-type="float">
            <text:p>318097,13</text:p>
          </table:table-cell>
          <table:table-cell table:style-name="ce4" office:value-type="float" office:value="24.791696" calcext:value-type="float">
            <text:p>24,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dfiltrowanie niepożądanych użytkowników ze zbioru normalnych</text:p>
          </table:table-cell>
          <table:table-cell table:number-columns-repeated="6"/>
          <table:table-cell office:value-type="string" calcext:value-type="string">
            <text:p>stosunek obserwujących i obserwowanych retweetowanych</text:p>
          </table:table-cell>
          <table:table-cell table:style-name="ce4" office:value-type="float" office:value="1514459.993437" calcext:value-type="float">
            <text:p>1514459,99</text:p>
          </table:table-cell>
          <table:table-cell table:style-name="ce4" office:value-type="float" office:value="5120.097782" calcext:value-type="float">
            <text:p>5120,10</text:p>
          </table:table-cell>
          <table:table-cell table:style-name="ce4" office:value-type="float" office:value="21216.27988" calcext:value-type="float">
            <text:p>21216,28</text:p>
          </table:table-cell>
          <table:table-cell table:style-name="ce4" office:value-type="float" office:value="10952130.808895" calcext:value-type="float">
            <text:p>10952130,81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rozmiar maksymalnej kliki w grafie retweetów</text:p>
          </table:table-cell>
          <table:table-cell table:style-name="ce4" office:value-type="float" office:value="2.568513" calcext:value-type="float">
            <text:p>2,57</text:p>
          </table:table-cell>
          <table:table-cell table:style-name="ce4" office:value-type="float" office:value="2.475273" calcext:value-type="float">
            <text:p>2,48</text:p>
          </table:table-cell>
          <table:table-cell table:style-name="ce4" office:value-type="float" office:value="6.804688" calcext:value-type="float">
            <text:p>6,80</text:p>
          </table:table-cell>
          <table:table-cell table:style-name="ce4" office:value-type="float" office:value="1.249739" calcext:value-type="float">
            <text:p>1,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klastrowanie po 4 cechach</text:p>
          </table:table-cell>
          <table:table-cell table:number-columns-repeated="6"/>
          <table:table-cell office:value-type="string" calcext:value-type="string">
            <text:p>liczba obecności w maksymalnych klikach</text:p>
          </table:table-cell>
          <table:table-cell table:style-name="ce4" office:value-type="float" office:value="17.378408" calcext:value-type="float">
            <text:p>17,38</text:p>
          </table:table-cell>
          <table:table-cell table:style-name="ce4" office:value-type="float" office:value="25.75024" calcext:value-type="float">
            <text:p>25,75</text:p>
          </table:table-cell>
          <table:table-cell table:style-name="ce4" office:value-type="float" office:value="16794.46582" calcext:value-type="float">
            <text:p>16794,47</text:p>
          </table:table-cell>
          <table:table-cell table:style-name="ce4" office:value-type="float" office:value="1.440918" calcext:value-type="float">
            <text:p>1,4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Średnia 5 serii wiadomości</text:p>
          </table:table-cell>
          <table:table-cell table:style-name="ce4" office:value-type="float" office:value="7.939547" calcext:value-type="float">
            <text:p>7,94</text:p>
          </table:table-cell>
          <table:table-cell table:style-name="ce4" office:value-type="float" office:value="11.267677" calcext:value-type="float">
            <text:p>11,27</text:p>
          </table:table-cell>
          <table:table-cell table:style-name="ce4" office:value-type="float" office:value="9.404102" calcext:value-type="float">
            <text:p>9,40</text:p>
          </table:table-cell>
          <table:table-cell table:style-name="ce4" office:value-type="float" office:value="2.272992" calcext:value-type="float">
            <text:p>2,2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aks. Liczba wiadomości w czasie 15 minut</text:p>
          </table:table-cell>
          <table:table-cell table:style-name="ce4" office:value-type="float" office:value="7.280186" calcext:value-type="float">
            <text:p>7,28</text:p>
          </table:table-cell>
          <table:table-cell table:style-name="ce4" office:value-type="float" office:value="5.993971" calcext:value-type="float">
            <text:p>5,99</text:p>
          </table:table-cell>
          <table:table-cell table:style-name="ce4" office:value-type="float" office:value="3.530273" calcext:value-type="float">
            <text:p>3,53</text:p>
          </table:table-cell>
          <table:table-cell table:style-name="ce4" office:value-type="float" office:value="1.871405" calcext:value-type="float">
            <text:p>1,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r klastra</text:p>
          </table:table-cell>
          <table:table-cell office:value-type="string" calcext:value-type="string">
            <text:p>Maksymalna długość serii</text:p>
          </table:table-cell>
          <table:table-cell office:value-type="string" calcext:value-type="string">
            <text:p>Średnia 5 najdłuższych serii</text:p>
          </table:table-cell>
          <table:table-cell office:value-type="string" calcext:value-type="string">
            <text:p>Średnie podobieństwo wiadomości</text:p>
          </table:table-cell>
          <table:table-cell office:value-type="string" calcext:value-type="string">
            <text:p>Liczba podobnych wiadomości</text:p>
          </table:table-cell>
          <table:table-cell table:number-columns-repeated="2"/>
          <table:table-cell office:value-type="string" calcext:value-type="string">
            <text:p>średnie podobieństwo wiadomości</text:p>
          </table:table-cell>
          <table:table-cell table:style-name="ce4" office:value-type="float" office:value="0.499547" calcext:value-type="float">
            <text:p>0,50</text:p>
          </table:table-cell>
          <table:table-cell table:style-name="ce4" office:value-type="float" office:value="0.533095" calcext:value-type="float">
            <text:p>0,53</text:p>
          </table:table-cell>
          <table:table-cell table:style-name="ce4" office:value-type="float" office:value="0.577577" calcext:value-type="float">
            <text:p>0,58</text:p>
          </table:table-cell>
          <table:table-cell table:style-name="ce4" office:value-type="float" office:value="0.312747" calcext:value-type="float">
            <text:p>0,3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86.210472" calcext:value-type="float">
            <text:p>86,21</text:p>
          </table:table-cell>
          <table:table-cell table:style-name="ce4" office:value-type="float" office:value="57.936094" calcext:value-type="float">
            <text:p>57,94</text:p>
          </table:table-cell>
          <table:table-cell table:style-name="ce4" office:value-type="float" office:value="0.588952" calcext:value-type="float">
            <text:p>0,59</text:p>
          </table:table-cell>
          <table:table-cell table:style-name="ce4" office:value-type="float" office:value="10.673959" calcext:value-type="float">
            <text:p>10,67</text:p>
          </table:table-cell>
          <table:table-cell table:number-columns-repeated="2"/>
          <table:table-cell office:value-type="string" calcext:value-type="string">
            <text:p>liczba podobnych wiadomości (próg 0,7)</text:p>
          </table:table-cell>
          <table:table-cell table:style-name="ce4" office:value-type="float" office:value="0.030762" calcext:value-type="float">
            <text:p>0,03</text:p>
          </table:table-cell>
          <table:table-cell table:style-name="ce4" office:value-type="float" office:value="1.16987" calcext:value-type="float">
            <text:p>1,17</text:p>
          </table:table-cell>
          <table:table-cell table:style-name="ce4" office:value-type="float" office:value="0.341797" calcext:value-type="float">
            <text:p>0,34</text:p>
          </table:table-cell>
          <table:table-cell table:style-name="ce4" office:value-type="float" office:value="0.003129" calcext:value-type="float">
            <text:p>0,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161.10972" calcext:value-type="float">
            <text:p>161,11</text:p>
          </table:table-cell>
          <table:table-cell table:style-name="ce4" office:value-type="float" office:value="116.502973" calcext:value-type="float">
            <text:p>116,50</text:p>
          </table:table-cell>
          <table:table-cell table:style-name="ce4" office:value-type="float" office:value="0.880099" calcext:value-type="float">
            <text:p>0,88</text:p>
          </table:table-cell>
          <table:table-cell table:style-name="ce4" office:value-type="float" office:value="1434.206747" calcext:value-type="float">
            <text:p>1434,21</text:p>
          </table:table-cell>
          <table:table-cell table:number-columns-repeated="2"/>
          <table:table-cell office:value-type="string" calcext:value-type="string">
            <text:p>ulubione źródło publikacji użytkownika</text:p>
          </table:table-cell>
          <table:table-cell table:style-name="ce4" office:value-type="float" office:value="3.204687" calcext:value-type="float">
            <text:p>3,20</text:p>
          </table:table-cell>
          <table:table-cell table:style-name="ce4" office:value-type="float" office:value="3.493666" calcext:value-type="float">
            <text:p>3,49</text:p>
          </table:table-cell>
          <table:table-cell table:style-name="ce4" office:value-type="float" office:value="5.101562" calcext:value-type="float">
            <text:p>5,10</text:p>
          </table:table-cell>
          <table:table-cell table:style-name="ce4" office:value-type="float" office:value="3.203844" calcext:value-type="float">
            <text:p>3,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788.666932" calcext:value-type="float">
            <text:p>788,67</text:p>
          </table:table-cell>
          <table:table-cell table:style-name="ce4" office:value-type="float" office:value="608.370488" calcext:value-type="float">
            <text:p>608,37</text:p>
          </table:table-cell>
          <table:table-cell table:style-name="ce4" office:value-type="float" office:value="0.63742" calcext:value-type="float">
            <text:p>0,64</text:p>
          </table:table-cell>
          <table:table-cell table:style-name="ce4" office:value-type="float" office:value="63.508877" calcext:value-type="float">
            <text:p>63,51</text:p>
          </table:table-cell>
          <table:table-cell table:number-columns-repeated="2"/>
          <table:table-cell office:value-type="string" calcext:value-type="string">
            <text:p>kategoria portalu z odnośnika</text:p>
          </table:table-cell>
          <table:table-cell table:style-name="ce4" office:value-type="float" office:value="3.096892" calcext:value-type="float">
            <text:p>3,10</text:p>
          </table:table-cell>
          <table:table-cell table:style-name="ce4" office:value-type="float" office:value="3.698934" calcext:value-type="float">
            <text:p>3,70</text:p>
          </table:table-cell>
          <table:table-cell table:style-name="ce4" office:value-type="float" office:value="3.233398" calcext:value-type="float">
            <text:p>3,23</text:p>
          </table:table-cell>
          <table:table-cell table:style-name="ce4" office:value-type="float" office:value="3.159589" calcext:value-type="float">
            <text:p>3,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10.128451" calcext:value-type="float">
            <text:p>10,13</text:p>
          </table:table-cell>
          <table:table-cell table:style-name="ce4" office:value-type="float" office:value="6.975405" calcext:value-type="float">
            <text:p>6,98</text:p>
          </table:table-cell>
          <table:table-cell table:style-name="ce4" office:value-type="float" office:value="0.525341" calcext:value-type="float">
            <text:p>0,53</text:p>
          </table:table-cell>
          <table:table-cell table:style-name="ce4" office:value-type="float" office:value="0.399387" calcext:value-type="float">
            <text:p>0,40</text:p>
          </table:table-cell>
          <table:table-cell table:number-columns-repeated="2"/>
          <table:table-cell office:value-type="string" calcext:value-type="string">
            <text:p>najbardziej wyróźniająca się emocja</text:p>
          </table:table-cell>
          <table:table-cell table:style-name="ce4" office:value-type="float" office:value="34.352467" calcext:value-type="float">
            <text:p>34,35</text:p>
          </table:table-cell>
          <table:table-cell table:style-name="ce4" office:value-type="float" office:value="32.940016" calcext:value-type="float">
            <text:p>32,94</text:p>
          </table:table-cell>
          <table:table-cell table:style-name="ce4" office:value-type="float" office:value="33.414062" calcext:value-type="float">
            <text:p>33,41</text:p>
          </table:table-cell>
          <table:table-cell table:style-name="ce4" office:value-type="float" office:value="27.290121" calcext:value-type="float">
            <text:p>27,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2140" calcext:value-type="float">
            <text:p>2140,00</text:p>
          </table:table-cell>
          <table:table-cell table:style-name="ce4" office:value-type="float" office:value="973.75" calcext:value-type="float">
            <text:p>973,75</text:p>
          </table:table-cell>
          <table:table-cell table:style-name="ce4" office:value-type="float" office:value="0.792863" calcext:value-type="float">
            <text:p>0,79</text:p>
          </table:table-cell>
          <table:table-cell table:style-name="ce4" office:value-type="float" office:value="1027.833633" calcext:value-type="float">
            <text:p>1027,83</text:p>
          </table:table-cell>
          <table:table-cell table:number-columns-repeated="1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Nr klastra</text:p>
          </table:table-cell>
          <table:table-cell office:value-type="string" calcext:value-type="string">
            <text:p>Udział, 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0</text:p>
          </table:table-cell>
          <table:table-cell table:style-name="ce1" office:value-type="float" office:value="8.03" calcext:value-type="float">
            <text:p>8,0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2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Wylatuja: 4, 2, 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3</text:p>
          </table:table-cell>
          <table:table-cell office:value-type="float" office:value="91.64" calcext:value-type="float">
            <text:p>91,6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4</text:p>
          </table:table-cell>
          <table:table-cell office:value-type="float" office:value="0.04" calcext:value-type="float">
            <text:p>0,04</text:p>
          </table:table-cell>
          <table:table-cell table:number-columns-repeated="21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table:style-name="ce5"/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 table:number-columns-spanned="5" table:number-rows-spanned="1">
            <text:p>Numer klastra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e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Maksymalna długość serii</text:p>
          </table:table-cell>
          <table:table-cell table:style-name="ce4" office:value-type="float" office:value="86.210472" calcext:value-type="float">
            <text:p>86,21</text:p>
          </table:table-cell>
          <table:table-cell table:style-name="ce4" office:value-type="float" office:value="161.10972" calcext:value-type="float">
            <text:p>161,11</text:p>
          </table:table-cell>
          <table:table-cell table:style-name="ce4" office:value-type="float" office:value="788.666932" calcext:value-type="float">
            <text:p>788,67</text:p>
          </table:table-cell>
          <table:table-cell table:style-name="ce4" office:value-type="float" office:value="10.128451" calcext:value-type="float">
            <text:p>10,13</text:p>
          </table:table-cell>
          <table:table-cell table:style-name="ce4" office:value-type="float" office:value="2140" calcext:value-type="float">
            <text:p>2140,0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Średnia 5 najdłuższych serii</text:p>
          </table:table-cell>
          <table:table-cell table:style-name="ce4" office:value-type="float" office:value="57.936094" calcext:value-type="float">
            <text:p>57,94</text:p>
          </table:table-cell>
          <table:table-cell table:style-name="ce4" office:value-type="float" office:value="116.502973" calcext:value-type="float">
            <text:p>116,50</text:p>
          </table:table-cell>
          <table:table-cell table:style-name="ce4" office:value-type="float" office:value="608.370488" calcext:value-type="float">
            <text:p>608,37</text:p>
          </table:table-cell>
          <table:table-cell table:style-name="ce4" office:value-type="float" office:value="6.975405" calcext:value-type="float">
            <text:p>6,98</text:p>
          </table:table-cell>
          <table:table-cell table:style-name="ce4" office:value-type="float" office:value="973.75" calcext:value-type="float">
            <text:p>973,7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Średnie podobieństwo wiadomości</text:p>
          </table:table-cell>
          <table:table-cell table:style-name="ce4" office:value-type="float" office:value="0.588952" calcext:value-type="float">
            <text:p>0,59</text:p>
          </table:table-cell>
          <table:table-cell table:style-name="ce4" office:value-type="float" office:value="0.880099" calcext:value-type="float">
            <text:p>0,88</text:p>
          </table:table-cell>
          <table:table-cell table:style-name="ce4" office:value-type="float" office:value="0.63742" calcext:value-type="float">
            <text:p>0,64</text:p>
          </table:table-cell>
          <table:table-cell table:style-name="ce4" office:value-type="float" office:value="0.525341" calcext:value-type="float">
            <text:p>0,53</text:p>
          </table:table-cell>
          <table:table-cell table:style-name="ce4" office:value-type="float" office:value="0.792863" calcext:value-type="float">
            <text:p>0,7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Liczba podobnych wiadomości</text:p>
          </table:table-cell>
          <table:table-cell table:style-name="ce4" office:value-type="float" office:value="10.673959" calcext:value-type="float">
            <text:p>10,67</text:p>
          </table:table-cell>
          <table:table-cell table:style-name="ce4" office:value-type="float" office:value="1434.206747" calcext:value-type="float">
            <text:p>1434,21</text:p>
          </table:table-cell>
          <table:table-cell table:style-name="ce4" office:value-type="float" office:value="63.508877" calcext:value-type="float">
            <text:p>63,51</text:p>
          </table:table-cell>
          <table:table-cell table:style-name="ce4" office:value-type="float" office:value="0.399387" calcext:value-type="float">
            <text:p>0,40</text:p>
          </table:table-cell>
          <table:table-cell table:style-name="ce4" office:value-type="float" office:value="1027.833633" calcext:value-type="float">
            <text:p>1027,8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 style:data-style-name="N2" text:time-value="19:52:49.30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0:19:31.063000000</meta:creation-date>
    <dc:date>2020-08-24T19:54:29.068000000</dc:date>
    <meta:editing-duration>PT3H7M31S</meta:editing-duration>
    <meta:editing-cycles>11</meta:editing-cycles>
    <meta:generator>LibreOffice/6.3.3.2$Windows_X86_64 LibreOffice_project/a64200df03143b798afd1ec74a12ab50359878ed</meta:generator>
    <meta:document-statistic meta:table-count="1" meta:cell-count="327" meta:object-count="0"/>
  </office:meta>
</office:document-meta>
</file>